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3a32" officeooo:paragraph-rsid="00063a32"/>
    </style:style>
    <style:style style:name="P2" style:family="paragraph" style:parent-style-name="Text_20_body">
      <style:text-properties fo:font-variant="normal" fo:text-transform="none" fo:color="#000000" style:font-name="Roboto" fo:font-size="10.5pt" fo:letter-spacing="normal" fo:font-style="normal" fo:font-weight="normal" officeooo:rsid="00063a32" officeooo:paragraph-rsid="00063a32"/>
    </style:style>
    <style:style style:name="P3" style:family="paragraph" style:parent-style-name="Text_20_body">
      <style:paragraph-properties fo:margin-left="0cm" fo:margin-right="0cm" style:line-height-at-least="0.582cm" fo:orphans="2" fo:widows="2" fo:text-indent="0cm" style:auto-text-indent="false"/>
      <style:text-properties fo:font-variant="normal" fo:text-transform="none" fo:color="#000000" style:font-name="Roboto" fo:font-size="10.5pt" fo:letter-spacing="normal" fo:font-style="normal" fo:font-weight="normal"/>
    </style:style>
    <style:style style:name="P4" style:family="paragraph" style:parent-style-name="Text_20_body">
      <style:paragraph-properties fo:margin-left="0cm" fo:margin-right="0cm" style:line-height-at-least="0.582cm" fo:orphans="2" fo:widows="2" fo:text-indent="0cm" style:auto-text-indent="false"/>
    </style:style>
    <style:style style:name="T1" style:family="text">
      <style:text-properties fo:font-variant="normal" fo:text-transform="none" fo:color="#000000" style:font-name="Roboto" fo:font-size="10.5pt" fo:letter-spacing="normal" fo:font-style="normal" fo:font-weight="normal"/>
    </style:style>
    <style:style style:name="T2" style:family="text">
      <style:text-properties fo:font-variant="normal" fo:text-transform="none" fo:color="#3d578c" style:text-line-through-style="none" style:text-line-through-type="none" style:font-name="Roboto" fo:font-size="10.5pt" fo:letter-spacing="normal" fo:font-style="normal" style:text-underline-style="none" fo:font-weight="bold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ush</text:p>
      <text:p text:style-name="P1"/>
      <text:p text:style-name="P2">Possibly flush cached data</text:p>
      <text:p text:style-name="P4"><text:span text:style-name="T1">BIG NOTE: This is not equivalent to </text:span><text:a xlink:type="simple" xlink:href="https://libfuse.github.io/doxygen/structfuse__operations.html#a92bdd6f43ba390a54ac360541c56b528" text:style-name="Internet_20_link" text:visited-style-name="Visited_20_Internet_20_Link"><text:span text:style-name="T2">fsync()</text:span></text:a><text:span text:style-name="T1">. It's not a request to sync dirty data.</text:span></text:p>
      <text:p text:style-name="P4"><text:span text:style-name="T1">Flush is called on each close() of a file descriptor, as opposed to release which is called on the close of the last file descriptor for a file. Under Linux, errors returned by </text:span><text:a xlink:type="simple" xlink:href="https://libfuse.github.io/doxygen/structfuse__operations.html#ad4ec9c309072a92dd82ddb20efa4ab14" text:style-name="Internet_20_link" text:visited-style-name="Visited_20_Internet_20_Link"><text:span text:style-name="T2">flush()</text:span></text:a><text:span text:style-name="T1"> will be passed to userspace as errors from close(), so </text:span><text:a xlink:type="simple" xlink:href="https://libfuse.github.io/doxygen/structfuse__operations.html#ad4ec9c309072a92dd82ddb20efa4ab14" text:style-name="Internet_20_link" text:visited-style-name="Visited_20_Internet_20_Link"><text:span text:style-name="T2">flush()</text:span></text:a><text:span text:style-name="T1"> is a good place to write back any cached dirty data. However, many applications ignore errors on close(), and on non-Linux systems, close() may succeed even if </text:span><text:a xlink:type="simple" xlink:href="https://libfuse.github.io/doxygen/structfuse__operations.html#ad4ec9c309072a92dd82ddb20efa4ab14" text:style-name="Internet_20_link" text:visited-style-name="Visited_20_Internet_20_Link"><text:span text:style-name="T2">flush()</text:span></text:a><text:span text:style-name="T1"> returns an error. For these reasons, filesystems should not assume that errors returned by flush will ever be noticed or even delivered.</text:span></text:p>
      <text:p text:style-name="P4"><text:span text:style-name="T1">NOTE: The </text:span><text:a xlink:type="simple" xlink:href="https://libfuse.github.io/doxygen/structfuse__operations.html#ad4ec9c309072a92dd82ddb20efa4ab14" text:style-name="Internet_20_link" text:visited-style-name="Visited_20_Internet_20_Link"><text:span text:style-name="T2">flush()</text:span></text:a><text:span text:style-name="T1"> method may be called more than once for each </text:span><text:a xlink:type="simple" xlink:href="https://libfuse.github.io/doxygen/structfuse__operations.html#a14b98c3f7ab97cc2ef8f9b1d9dc0709d" text:style-name="Internet_20_link" text:visited-style-name="Visited_20_Internet_20_Link"><text:span text:style-name="T2">open()</text:span></text:a><text:span text:style-name="T1">. This happens if more than one file descriptor refers to an open file handle, e.g. due to dup(), dup2() or fork() calls. It is not possible to determine if a flush is final, so each flush should be treated equally. Multiple write-flush sequences are relatively rare, so this shouldn't be a problem.</text:span></text:p>
      <text:p text:style-name="P3">Filesystems shouldn't assume that flush will be called at any particular point. It may be called more times than expected, or not at all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23:05:04.923273606</meta:creation-date>
    <meta:generator>LibreOffice/6.4.7.2$Linux_X86_64 LibreOffice_project/40$Build-2</meta:generator>
    <dc:date>2021-04-26T23:06:11.699641936</dc:date>
    <meta:editing-duration>PT1M10S</meta:editing-duration>
    <meta:editing-cycles>1</meta:editing-cycles>
    <meta:document-statistic meta:table-count="0" meta:image-count="0" meta:object-count="0" meta:page-count="1" meta:paragraph-count="6" meta:word-count="205" meta:character-count="1171" meta:non-whitespace-character-count="972"/>
  </office:meta>
</office:document-meta>
</file>